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Sans"/>
    </style:style>
    <style:style style:name="P4" style:family="paragraph" style:parent-style-name="Standard">
      <style:paragraph-properties fo:text-align="center" style:justify-single-word="false"/>
      <style:text-properties style:font-name="Sans"/>
    </style:style>
    <style:style style:name="P5" style:family="paragraph" style:parent-style-name="Standard">
      <style:paragraph-properties fo:text-align="justify" style:justify-single-word="false"/>
      <style:text-properties style:font-name="Sans" fo:font-weight="bold"/>
    </style:style>
    <style:style style:name="P6" style:family="paragraph" style:parent-style-name="Standard">
      <style:text-properties style:font-name="Sans" fo:font-style="italic"/>
    </style:style>
    <style:style style:name="P7" style:family="paragraph" style:parent-style-name="Standard">
      <style:paragraph-properties fo:text-align="justify" style:justify-single-word="false"/>
      <style:text-properties style:font-name="Sans" fo:font-style="italic"/>
    </style:style>
    <style:style style:name="P8" style:family="paragraph" style:parent-style-name="Standard">
      <style:paragraph-properties fo:text-align="justify" style:justify-single-word="false"/>
      <style:text-properties style:font-name="Sans"/>
    </style:style>
    <style:style style:name="P9" style:family="paragraph" style:parent-style-name="Standard">
      <style:paragraph-properties fo:text-align="justify" style:justify-single-word="false"/>
      <style:text-properties style:font-name="Sans" style:text-underline-style="solid" style:text-underline-width="auto" style:text-underline-color="font-color"/>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Learning about Our Neighborhoods </text:p>
      <text:p text:style-name="P4">through Web Map Stories</text:p>
      <text:p text:style-name="P1"/>
      <text:p text:style-name="P1"/>
      <text:p text:style-name="P1"/>
      <text:p text:style-name="P4">San Francisco State University</text:p>
      <text:p text:style-name="P4">Department of Geography and Environment</text:p>
      <text:p text:style-name="P4">In partial fulfillment of a Master of Arts Degree</text:p>
      <text:p text:style-name="P1"/>
      <text:p text:style-name="P1"/>
      <text:p text:style-name="P1"/>
      <text:p text:style-name="P4">Dariya Draganova</text:p>
      <text:p text:style-name="P1"/>
      <text:p text:style-name="P1"/>
      <text:p text:style-name="P4">Advisers: </text:p>
      <text:p text:style-name="P4">Dr. Nancy Wilkinson and Dr. Jerry Davis </text:p>
      <text:p text:style-name="P2"/>
      <text:p text:style-name="P2"/>
      <text:p text:style-name="P2"/>
      <text:p text:style-name="P2"/>
      <text:p text:style-name="P2"/>
      <text:p text:style-name="P2"/>
      <text:p text:style-name="P5">FOREWORD</text:p>
      <text:p text:style-name="P2"/>
      <text:p text:style-name="P7">“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p>
      <text:p text:style-name="P2"/>
      <text:p text:style-name="P8"><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p>
      <text:p text:style-name="P8"><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p>
      <text:p text:style-name="P8"><text:tab/>As we continue to perceive nature to exist outside of our urban spaces, we are also losing generations-worth of ecological knowledge. <text:s/>We are experiencing a phenomenon that Peter Kahn (2002) calls Environmental <text:soft-page-break/>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p>
      <text:p text:style-name="P8"><text:tab/>One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Barnett 2009;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p>
      <text:p text:style-name="P8"><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p>
      <text:p text:style-name="P2"/>
      <text:p text:style-name="P2"/>
      <text:p text:style-name="P2"/>
      <text:p text:style-name="P2"><text:span text:style-name="T2">INTRODUCTION</text:span><text:span text:style-name="T1"> </text:span></text:p>
      <text:p text:style-name="P2"/>
      <text:p text:style-name="P8"><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ext:soft-page-break/>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p>
      <text:p text:style-name="P3"><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p>
      <text:p text:style-name="P3"><text:tab/>The success behind place-based environmental education is part due to its focus on places that are dear to us, such as the places where we live (e.g. Kubota et al. 2013). Our homes, backyards, local neighborhood, and even our cities, tend to hold deep significance for us.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p>
      <text:p text:style-name="P3"><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p>
      <text:p text:style-name="P3"><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p>
      <text:p text:style-name="P3"><text:soft-page-break/><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p>
      <text:p text:style-name="P2"/>
      <text:p text:style-name="P8">(Another paragraph about how this is going to go)</text:p>
      <text:p text:style-name="P2"/>
      <text:p text:style-name="P8"><text:tab/>Not using Kudryavtsev et al (2012)'s place meaning Likert statements.. because he is basing it on physical experiences with nature.</text:p>
      <text:p text:style-name="P2"/>
      <text:p text:style-name="P2"/>
      <text:p text:style-name="P2"/>
      <text:p text:style-name="P2"/>
      <text:p text:style-name="P2"/>
      <text:p text:style-name="P5">LITERATURE REVIEW</text:p>
      <text:p text:style-name="P2"/>
      <text:p text:style-name="P2"/>
      <text:p text:style-name="P8"><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p>
      <text:p text:style-name="P8"><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p>
      <text:p text:style-name="P3"><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text:soft-page-break/>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p>
      <text:p text:style-name="P2"/>
      <text:p text:style-name="P2"/>
      <text:p text:style-name="P8">1: Place-Attachment </text:p>
      <text:p text:style-name="P2"/>
      <text:p text:style-name="P8">1.1: Defining Place-attachment</text:p>
      <text:p text:style-name="P8"><text:tab/></text:p>
      <text:p text:style-name="P8"><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p>
      <text:p text:style-name="P2"/>
      <text:p text:style-name="P8">1.2: To what exactly are we attached? </text:p>
      <text:p text:style-name="P8"><text:tab/></text:p>
      <text:p text:style-name="P2"><text:span text:style-name="T1"><text:tab/>Stedman (2003, 826) says that “It is not enough to know the strength of one's attachment to the setting, but precisely to </text:span><text:span text:style-name="T3">what</text:span><text:span text:style-name="T1"> one is attached.” (Stedman 2003b, 826) 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8"><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p>
      <text:p text:style-name="P2"/>
      <text:p text:style-name="P8">1.3: How do we develop place-attachments?</text:p>
      <text:p text:style-name="P2"/>
      <text:p text:style-name="P8"><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text:soft-page-break/>And the processes by which we develop our place-attachments is as varied as our experiences, but they can be categorized. <text:s/></text:p>
      <text:p text:style-name="P8"><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p>
      <text:p text:style-name="P8"><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p>
      <text:p text:style-name="P2"/>
      <text:p text:style-name="P8">1.4: Measuring Place-attachment</text:p>
      <text:p text:style-name="P2"/>
      <text:p text:style-name="P8">1.5: Factors that influence Place-attachment</text:p>
      <text:p text:style-name="P2"/>
      <text:p text:style-name="P8"><text:tab/></text:p>
      <text:p text:style-name="P8">2: Place-Meaning <text:s text:c="3"/></text:p>
      <text:p text:style-name="P2"/>
      <text:p text:style-name="P8">2.1: Defining Place-meaning</text:p>
      <text:p text:style-name="P8"><text:tab/></text:p>
      <text:p text:style-name="Standard"><text:span text:style-name="T1"><text:tab/>“Place-meaning” is a concept that refers to the symbolic meanings that people ascribe to places (cite). <text:s/>Place-meanings are descriptive and answer the question of “What </text:span><text:span text:style-name="T3">kind </text:span><text:span text:style-name="T1">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8"><text:tab/> </text:p>
      <text:p text:style-name="P8"><text:tab/></text:p>
      <text:p text:style-name="P8"><text:soft-page-break/>2.2: How do we develop place-meanings? </text:p>
      <text:p text:style-name="P2"/>
      <text:p text:style-name="P8"><text:tab/>Crucial to understand how place-meanings are produced – this can be huge in any kind of place-related management, like any kind of natural resource management. </text:p>
      <text:p text:style-name="P2"/>
      <text:p text:style-name="P8"><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p>
      <text:p text:style-name="P2"/>
      <text:p text:style-name="P2"/>
      <text:p text:style-name="P8">2.4: Measuring Place-Meaning</text:p>
      <text:p text:style-name="P2"/>
      <text:p text:style-name="P8"/>
      <text:p text:style-name="P2"/>
      <text:p text:style-name="P8">3: Factors that influence Place-Attachment and Place-Meaning</text:p>
      <text:p text:style-name="P2"/>
      <text:p text:style-name="P8"><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p>
      <text:p text:style-name="P2"/>
      <text:p text:style-name="P6">3.1: Culture, Society</text:p>
      <text:p text:style-name="Standard"/>
      <text:p text:style-name="P3"><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text:soft-page-break/>2000).</text:p>
      <text:p text:style-name="P3"/>
      <text:p text:style-name="P3">3.1.1: Gender, Race, Class, Sexual Orientation</text:p>
      <text:p text:style-name="Standard"/>
      <text:p text:style-name="P3"><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p>
      <text:p text:style-name="Standard"/>
      <text:p text:style-name="P3">3.1.2: Language/Communication</text:p>
      <text:p text:style-name="Standard"/>
      <text:p text:style-name="P3"><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p>
      <text:p text:style-name="P2"/>
      <text:p text:style-name="P8">3.2: The Physical Environment</text:p>
      <text:p text:style-name="P2"/>
      <text:p text:style-name="P3"><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text:soft-page-break/>words, their lack of environmental sense of place may not necessarily reflect a lack of environmental values, but simply reflect their perceptions of the quality of the natural environment. <text:s/>This is an area that needs more research. ))</text:p>
      <text:p text:style-name="P3"><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p>
      <text:p text:style-name="Standard"/>
      <text:p text:style-name="P2"/>
      <text:p text:style-name="P8">3.3: Geographic scale</text:p>
      <text:p text:style-name="P2"/>
      <text:p text:style-name="P3"><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p>
      <text:p text:style-name="P2"/>
      <text:p text:style-name="P2"/>
      <text:p text:style-name="P8">3.4: Time / Length of Residency</text:p>
      <text:p text:style-name="P2"/>
      <text:p text:style-name="P3"><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p>
      <text:p text:style-name="P3"><text:tab/>Larson, Frietas &amp; Hicks (2013) found that with time, attachments shifted from the environmental to the social dimensions of place. <text:s/></text:p>
      <text:p text:style-name="P2"/>
      <text:p text:style-name="P2"/>
      <text:p text:style-name="P8">3.5: Disruptions and Conflict</text:p>
      <text:p text:style-name="P2"/>
      <text:p text:style-name="P8"><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text:soft-page-break/>attachment that helps them rebuild after a traumatic event. <text:s/></text:p>
      <text:p text:style-name="P2"/>
      <text:p text:style-name="P2"/>
      <text:p text:style-name="P8">3.6: Knowledge: Personal, Formal, and in Story Form </text:p>
      <text:p text:style-name="P2"/>
      <text:p text:style-name="P3">“Once you know, you cannot put that knowledge away.” - Sylvia Alice Earle</text:p>
      <text:p text:style-name="Standard"/>
      <text:p text:style-name="P3"><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p>
      <text:p text:style-name="Standard"/>
      <text:p text:style-name="P3"><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p>
      <text:p text:style-name="P2"/>
      <text:p text:style-name="P8"><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p>
      <text:p text:style-name="P2"/>
      <text:p text:style-name="P2"/>
      <text:p text:style-name="P2"/>
      <text:p text:style-name="P2"/>
      <text:p text:style-name="P8">-----</text:p>
      <text:p text:style-name="P2"/>
      <text:p text:style-name="P8">&gt;&gt; Strength of our attachment to place</text:p>
      <text:p text:style-name="P8"><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text:soft-page-break/>contribute to their long-term viability” (Kaplan and Kaplan 2005, 279). <text:s/>“Nearby nature has the capacity to promote reasonable behavior, foster community, and bring joy to people's lives” (Kaplan and Kaplan 2005). </text:p>
      <text:p text:style-name="P8"><text:tab/></text:p>
      <text:p text:style-name="P2"/>
      <text:p text:style-name="P8">&gt;&gt; physical environment</text:p>
      <text:p text:style-name="P2"/>
      <text:p text:style-name="P8"><text:tab/></text:p>
      <text:p text:style-name="P2"/>
      <text:p text:style-name="P8">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p>
      <text:p text:style-name="P2"/>
      <text:p text:style-name="P2"/>
      <text:p text:style-name="P8">Studies that show there is a gender or race difference in ability to learn from an online map? </text:p>
      <text:p text:style-name="P2"/>
      <text:p text:style-name="P8">&gt;&gt; What influences place meanings? </text:p>
      <text:p text:style-name="P2"/>
      <text:p text:style-name="P8">This bond has a particular strength and it can be positively or negatively charged.</text:p>
      <text:p text:style-name="P2"/>
      <text:p text:style-name="P2"/>
      <text:p text:style-name="P2"/>
      <text:p text:style-name="P2"/>
      <text:p text:style-name="P8"><text:tab/></text:p>
      <text:p text:style-name="P5">6. Measuring &amp; Studying Place-attachment and Place Meaning</text:p>
      <text:p text:style-name="P8">Some claim that place-meanings can be measured (Stedman 2008), while others say they cannot (Manzo 2008?), while both agree that “meanings suffer from an exquisite lack of clarity” (Stedman 2008, pg. 65). <text:s/></text:p>
      <text:p text:style-name="P2"/>
      <text:p text:style-name="P8">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p>
      <text:p text:style-name="P2"/>
      <text:p text:style-name="P8"><text:soft-page-break/><text:tab/>Place attachment is really a measure of how attached we are to something (Stewart 2008). </text:p>
      <text:p text:style-name="P8"><text:tab/>Some emphasize that when measuring place attachment, we can only really measure the strength of the attachment (Stedman 2008). </text:p>
      <text:p text:style-name="P2"/>
      <text:p text:style-name="P8">Give examples directly from literature</text:p>
      <text:p text:style-name="P2"/>
      <text:p text:style-name="P8">(Talk about variations in strength)</text:p>
      <text:p text:style-name="P8">Quantitative measurements – predefine the type of attachment with statements, and allow the user to agree or disagree with those statements</text:p>
      <text:p text:style-name="P8">Qualitative analysis: allow user to make their own statements (via interviews) and the researcher then interprets and categorizes the attachment. </text:p>
      <text:p text:style-name="P2"/>
      <text:p text:style-name="P2"/>
      <text:p text:style-name="P2"/>
      <text:p text:style-name="P8">Measuring Place Meaning:</text:p>
      <text:p text:style-name="P8"><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p>
      <text:p text:style-name="P2"/>
      <text:p text:style-name="P2"/>
      <text:p text:style-name="P2"/>
      <text:p text:style-name="P8">Place dependence and identity (Nanzer 2004, etc) seem to be just another aspect of attachment. I see what Kudryavtsev was saying earlier. <text:s/></text:p>
      <text:p text:style-name="P2"/>
      <text:p text:style-name="P8">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p>
      <text:p text:style-name="P2"/>
      <text:p text:style-name="P2"/>
      <text:p text:style-name="P2"/>
      <text:p text:style-name="P2"/>
      <text:p text:style-name="P2"/>
      <text:p text:style-name="P2"/>
      <text:p text:style-name="P2"/>
      <text:p text:style-name="P8">4. Inconsistencies, Gaps and Debate in the Literature</text:p>
      <text:p text:style-name="P2"/>
      <text:p text:style-name="P8"><text:tab/>Sense of place, and its constituent concepts, is studied by geographers, sociologists, psychologists, urban planners and others, all of whom bring their particular language and perspective (Ardoin 2006). <text:s/>The sense of place concept is <text:soft-page-break/>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p>
      <text:p text:style-name="P2"><text:span text:style-name="T1"><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T3">syn.</text:span><text:span text:style-name="T1">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2"/>
      <text:p text:style-name="P8"><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p>
      <text:p text:style-name="P8"><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p>
      <text:p text:style-name="P2"/>
      <text:p text:style-name="P8"><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p>
      <text:p text:style-name="P2"/>
      <text:p text:style-name="P8"><text:tab/>Methodologies are inconsistent. <text:s/>The statement “The Great Lakes are important to me” are used as a measure for place identity not place attachment (Nanzer 2004). <text:s/></text:p>
      <text:p text:style-name="P2"/>
      <text:p text:style-name="P8"><text:tab/>Aside from the self, social, and environmental dimensions of sense-of-<text:soft-page-break/>place, Ardoin (2006) talks about the political economic dimension that contribute to our sense of place. <text:s/>The author argues that economics and politics connect places to other places and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p>
      <text:p text:style-name="P8"><text:tab/></text:p>
      <text:p text:style-name="P8"><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tab/></text:p>
      <text:p text:style-name="P2"/>
      <text:p text:style-name="P2"/>
      <text:p text:style-name="P8">Place attachment, Place meaning, and Pro-environmental Behavior</text:p>
      <text:p text:style-name="P8"><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p>
      <text:p text:style-name="P8"><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p>
      <text:p text:style-name="P8"><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p>
      <text:p text:style-name="P8"><text:tab/>Brehm, Eisenhauer, &amp; Stedman (2013, pg) found that place-meanings in particular, are “a strong predictor of environmental concern due to their inclusion of self and nature.” <text:s/></text:p>
      <text:p text:style-name="P2"/>
      <text:p text:style-name="P2"/>
      <text:p text:style-name="P8"><text:tab/>Vaske and Korbin (2001)</text:p>
      <text:p text:style-name="P8"><text:tab/>Clayton (2003)</text:p>
      <text:p text:style-name="P8"><text:soft-page-break/><text:tab/>Uzzell et al 2002</text:p>
      <text:p text:style-name="P2"/>
      <text:p text:style-name="Standard"/>
      <text:p text:style-name="P3">Is there a particular aspect of the environment that transcends all cultures and similarly appeals to all people, maybe as a result of our biological needs? <text:s/>In other words, can some place-meanings be intrinsic? <text:s/></text:p>
      <text:p text:style-name="P2"/>
      <text:p text:style-name="P8"><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p>
      <text:p text:style-name="P2"/>
      <text:p text:style-name="P2"/>
      <text:p text:style-name="P2"/>
      <text:p text:style-name="P2"/>
      <text:p text:style-name="P2"/>
      <text:p text:style-name="P2"/>
      <text:p text:style-name="P2"/>
      <text:p text:style-name="P2"/>
      <text:p text:style-name="P2"/>
      <text:p text:style-name="P8">Methodology</text:p>
      <text:p text:style-name="P2"/>
      <text:p text:style-name="P8"><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p>
      <text:p text:style-name="P2"/>
      <text:p text:style-name="P8">In a place like the SF Bay Area, where people are very mobile, I have to specifically ask for people's length of residency – age cannot serve as a proxy as in Nanzer (2004). <text:s/>(Sidenote: For someone who has lived in multiple residences in Berkeley, which place do I ask about?)</text:p>
      <text:p text:style-name="P2"/>
      <text:p text:style-name="P8">&gt;&gt;Recruiting of Participants: </text:p>
      <text:p text:style-name="P8"><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p>
      <text:p text:style-name="P8"><text:tab/>A dominant way of recruiting participants is through a mail-in survey to a random sample of residents (Nanzer 2004; Stedman 2003a). </text:p>
      <text:p text:style-name="P2"/>
      <text:p text:style-name="P8">&gt;&gt;Target Audiences: </text:p>
      <text:p text:style-name="P8"><text:tab/>The target audiences differed depending on the study. <text:s/>Any study that used predictive statistics strove to achieve a random, representative, sample from <text:soft-page-break/>the population (Scannell and Gifford 2010). <text:s/></text:p>
      <text:p text:style-name="P8"><text:tab/>In environmental education studies, the target audiences were primarily students in kindergarten (), elementary (Kubota et al. 2013), middle (Stevenson et al. 2013), or high school. <text:s/>No studies were found where the target audience was adults. </text:p>
      <text:p text:style-name="P2"/>
      <text:p text:style-name="P2"/>
      <text:p text:style-name="P8">&gt;&gt;Before and After tests:</text:p>
      <text:p text:style-name="P8"><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p>
      <text:p text:style-name="P8"><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p>
      <text:p text:style-name="P8"><text:tab/>These tests used multiple choice questions (Klisch et al. 2012; Stumpf, Douglass, &amp; Dorn 2008), in-person interview (Hadzigeorgiou et al. 2011), </text:p>
      <text:p text:style-name="P2"/>
      <text:p text:style-name="P2"/>
      <text:p text:style-name="P8">Instruments:</text:p>
      <text:p text:style-name="P8"><text:tab/>Interviews</text:p>
      <text:p text:style-name="P8"><text:tab/>Surveys</text:p>
      <text:p text:style-name="P8"><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p>
      <text:p text:style-name="P3"><text:tab/>Likert-scale surveys: Likert-scale mail-in surveys are fairly common in studying place attachment. <text:s/>A five-point (e.g., Nanzer 2004) or a seven-point Likert scale (e.g., Stedman 2003a) ranging from “strongly disagree” to “strongly agree” is utilized to measure a person’s level of agreement with a statement. <text:s/>Statements are designed to reflect place-attachment or other sense-of-place concepts. <text:s/></text:p>
      <text:p text:style-name="P2"/>
      <text:p text:style-name="P8">PLACE DEPENDENCE AND IDENTITY ARE JUST A TYPE OF PLACE ATTACHMENT, OR DESCRIPTORS OF THE REASON FOR THE ATTACHMENT?</text:p>
      <text:p text:style-name="P2"/>
      <text:p text:style-name="P2"/>
      <text:p text:style-name="P2"/>
      <text:p text:style-name="P8"><text:soft-page-break/>Qualitative Analysis</text:p>
      <text:p text:style-name="P8"><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p>
      <text:p text:style-name="P2"/>
      <text:p text:style-name="P8"><text:tab/></text:p>
      <text:p text:style-name="P8">Statistical Analysis</text:p>
      <text:p text:style-name="P8"><text:tab/>In environmental education studies, T-tests were a common statistical tool in analyzing whether environmental knowledge, awareness, intent changed significantly after students underwent an environmental education workshop or program (Kubota et al. 2013). </text:p>
      <text:p text:style-name="P8"><text:tab/>Regression analysis: Multiple linear regression analysis to model test scores and other factors, such as spending time outdoors, demographics, etc (Stevenson et al. 2013)</text:p>
      <text:p text:style-name="P8"><text:tab/>Control groups were always representative of the test group (Stevenson et al. 2013). </text:p>
      <text:p text:style-name="P2"/>
      <text:p text:style-name="P8">Look up Gustafson (2002): Place, Place-Attachment and Mobility. On how mobility influences place attachment. </text:p>
      <text:p text:style-name="P8">Look up Brandenburg and Carroll 1995: “geographic proximity to a locale may affect the meanings and bonds associated with places” Your place or mine?: The eOEect of place cre±</text:p>
      <text:p text:style-name="P2"><text:span text:style-name="T1">ation on environmental values and landscape meaning. </text:span><text:span text:style-name="T3">Society Nat</text:span><text:span text:style-name="T1">. </text:span><text:span text:style-name="T3">Resources </text:span><text:span text:style-name="T1">8:381</text:span><text:span text:style-name="T3">È</text:span></text:p>
      <text:p text:style-name="P8">398.</text:p>
      <text:p text:style-name="P2"/>
      <text:p text:style-name="P8">Birds in the City</text:p>
      <text:p text:style-name="P8"><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p>
      <text:p text:style-name="P8"><text:tab/>The literature discusses that a combination of ecologically-informed urban planning and public education on native backyard gardens is necessary to help a larger diversity of wild birds thrive in our urban areas (Catterall 2004).</text:p>
      <text:p text:style-name="P2"/>
      <text:p text:style-name="P2"/>
      <text:p text:style-name="P2"/>
      <text:p text:style-name="P2"/>
      <text:p text:style-name="P8">The power of narrative and naming:</text:p>
      <text:p text:style-name="P8"><text:tab/>In a workshop that helped the faculty of a college reconnect with their <text:soft-page-break/>surrounding natural environment and place, participants found that specific knowledge, like learning the names of local species of trees and </text:p>
      <text:p text:style-name="P2"/>
      <text:p text:style-name="P2"/>
      <text:p text:style-name="P8">Maps</text:p>
      <text:p text:style-name="P8">Maps can be powerful tools for helping people recognize the interdependence between themselves, other people, and other places (Cheng and Kruger 2008).</text:p>
      <text:p text:style-name="P2"/>
      <text:p text:style-name="P2"/>
      <text:p text:style-name="P8">Map tools, Web Maps</text:p>
      <text:p text:style-name="P8">And while in the city, <text:s/>“people spend far more hours in front of video screens than they do walking the land” (Thomashow 2002, 79). </text:p>
      <text:p text:style-name="P3">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p>
      <text:p text:style-name="P2"/>
      <text:p text:style-name="P8">Web Map Stories</text:p>
      <text:p text:style-name="P8">// including misconceptions ? (veritasium youtube channel)</text:p>
      <text:p text:style-name="P2"/>
      <text:p text:style-name="P8">Role of the Internet</text:p>
      <text:p text:style-name="P8"><text:tab/>Putting a project online has its virtues. <text:s/></text:p>
      <text:p text:style-name="P2"/>
      <text:p text:style-name="P2"/>
      <text:p text:style-name="P8">Biases/Influences</text:p>
      <text:p text:style-name="P2"/>
      <text:p text:style-name="P3">(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p>
      <text:p text:style-name="P2"/>
      <text:p text:style-name="P8">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p>
      <text:p text:style-name="P2"/>
      <text:p text:style-name="P8">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text:soft-page-break/>Warren (2011 - not cited in refs until included for sure) show that native bird diversity increases with income status.</text:p>
      <text:p text:style-name="P2"/>
      <text:p text:style-name="P8">BLAHBERINGS</text:p>
      <text:p text:style-name="P8">Stewart (2008, 87) says that “single-word descriptors and brief landscape preference statements are not place-meanings. <text:s/>Place meanings are embedded in narratives of lived experience of those familiar with this site.” </text:p>
      <text:p text:style-name="P2"/>
      <text:p text:style-name="P8">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p>
      <text:p text:style-name="P8">Also detached from nature.. value-wise</text:p>
      <text:p text:style-name="P8"><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p>
      <text:p text:style-name="P8"><text:tab/>I do not know the answers. <text:s/>But I have ideas. <text:s/>This thesis is an exploration of my ideas. </text:p>
      <text:p text:style-name="P2"/>
      <text:p text:style-name="P2"/>
      <text:p text:style-name="P8">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p>
      <text:p text:style-name="P8"><text:tab/></text:p>
      <text:p text:style-name="P8"><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p>
      <text:p text:style-name="P2"/>
      <text:p text:style-name="P2"/>
      <text:p text:style-name="P2"/>
      <text:p text:style-name="P9">Place</text:p>
      <text:p text:style-name="P8"><text:soft-page-break/><text:tab/></text:p>
      <text:p text:style-name="P2"/>
      <text:p text:style-name="P8"><text:tab/>In fact, Manzo (2008) argues that place attachment cannot be measured quantitatively exactly for this reason. <text:s/>(But Stedman (2008) disagrees). <text:s text:c="3"/>s is in line with what other authors have </text:p>
      <text:p text:style-name="P8"><text:tab/></text:p>
      <text:p text:style-name="P2"/>
      <text:p text:style-name="P8">When we talk about a place, we inadvertently include information on our attachment to that place through our language. </text:p>
      <text:p text:style-name="P8">There is debate on what plays a stronger role in our attachment to a place – the physical or the social dimensions of place. <text:s/>Some argue that social relations might be more influential in the place attachment process than the physical aspects of a place (Low and Altman 1992).</text:p>
      <text:p text:style-name="P2"/>
      <text:p text:style-name="P8">These experiences, and the consequential significance and meanings that we attribute to place, fall somewhere within a triangular continuum between our own selves, the social, and the physical environment (Gustafson 2001; Raymond et al. 2010). <text:s/></text:p>
      <text:p text:style-name="P2"/>
      <text:p text:style-name="P2"/>
      <text:p text:style-name="P8">influences (other places)</text:p>
      <text:p text:style-name="P8">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p>
      <text:p text:style-name="P2"/>
      <text:p text:style-name="P2"/>
      <text:p text:style-name="P8"><text:tab/></text:p>
      <text:p text:style-name="P2"/>
      <text:p text:style-name="P2"/>
      <text:p text:style-name="P2"/>
      <text:p text:style-name="P8">Ecological illiteracy haunts our past; in complete ignorance of the <text:s/>ecosystem and landscape consequences, we wiped out the American bison, the passenger pigeon, wolves and grizzly bears, the vast Midwest prairies, and too many wetlands (Leopold 1949). <text:s/>The list goes on. </text:p>
      <text:p text:style-name="P2"/>
      <text:p text:style-name="P3">The relationship and interdependency between place-attachment and place-meaning remains unclear. Stedman (2008, 66) says that place-attachment, and other place-related concepts can be “a function of the kinds of meanings we attribute to it [place]”</text:p>
      <text:p text:style-name="Standard"/>
      <text:p text:style-name="P3">In research design, talk perhaps of why an anonymous survey might have people be more honest because they are not under direct social pressure to conform their answers? </text:p>
      <text:p text:style-name="Standard"><text:soft-page-break/></text:p>
      <text:p text:style-name="P3">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p>
      <text:p text:style-name="Standard"/>
      <text:p text:style-name="P3">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p>
      <text:p text:style-name="Standard"/>
      <text:p text:style-name="P3">Place-identity, place-dependence, and place-satisfaction (Stedman 2003a) are also considered to contribute to and help understand our sense-of-place, but I will not be using these concepts in this stud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2T17:56:35</dc:date>
    <meta:editing-duration>P0D</meta:editing-duration>
    <meta:editing-cycles>1</meta:editing-cycles>
    <meta:document-statistic meta:table-count="0" meta:image-count="0" meta:object-count="0" meta:page-count="21" meta:paragraph-count="193" meta:word-count="8349" meta:character-count="54201" meta:non-whitespace-character-count="45550"/>
    <meta:generator>LibreOffice/3.5$Linux_x86 LibreOffice_project/350m1$Build-2</meta:generator>
  </office:meta>
</office:document-meta>
</file>